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156435" officeooo:paragraph-rsid="0015a8d7"/>
    </style:style>
    <style:style style:name="P2" style:family="paragraph" style:parent-style-name="Preformatted_20_Text">
      <style:text-properties fo:color="#000000" style:font-name="DejaVu Sans Mono" fo:font-size="14pt" fo:font-weight="bold" officeooo:rsid="0015a8d7" officeooo:paragraph-rsid="0015a8d7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rsid="00156435" officeooo:paragraph-rsid="0015a8d7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DejaVu Sans Mono"/>
    </style:style>
    <style:style style:name="P7" style:family="paragraph" style:parent-style-name="Standard">
      <style:text-properties officeooo:rsid="00156435" officeooo:paragraph-rsid="00156435"/>
    </style:style>
    <style:style style:name="P8" style:family="paragraph" style:parent-style-name="Standard">
      <style:text-properties officeooo:rsid="00156435" officeooo:paragraph-rsid="0015a8d7"/>
    </style:style>
    <style:style style:name="T1" style:family="text">
      <style:text-properties officeooo:rsid="00156435"/>
    </style:style>
    <style:style style:name="T2" style:family="text">
      <style:text-properties officeooo:rsid="0015a8d7"/>
    </style:style>
    <style:style style:name="T3" style:family="text">
      <style:text-properties fo:color="#808000"/>
    </style:style>
    <style:style style:name="T4" style:family="text">
      <style:text-properties fo:color="#808000" fo:font-weight="bold"/>
    </style:style>
    <style:style style:name="T5" style:family="text">
      <style:text-properties fo:color="#008000"/>
    </style:style>
    <style:style style:name="T6" style:family="text">
      <style:text-properties fo:color="#008000" fo:font-weight="bold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fo:color="#008080"/>
    </style:style>
    <style:style style:name="T10" style:family="text">
      <style:text-properties fo:color="#008080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background-color="#e4e4ff" loext:char-shading-value="0"/>
    </style:style>
    <style:style style:name="T13" style:family="text">
      <style:text-properties fo:color="#660e7a" style:font-name="DejaVu Sans Mono"/>
    </style:style>
    <style:style style:name="T14" style:family="text">
      <style:text-properties fo:color="#0000ff" style:font-name="DejaVu Sans Mono"/>
    </style:style>
    <style:style style:name="T15" style:family="text">
      <style:text-properties fo:color="#371f80" style:font-name="DejaVu Sans Mono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Вначале создадим соответствующий класс для хранения информации о факультативе и определим в нем операции для сравнения двух факультативов по дате проведения и сравнения факультатива с конкретной датой.</text:span></text:p>
      <text:p text:style-name="Standard"><text:tab/><text:span text:style-name="T1">После того, как мы считали все данные, отсортируем все факультативы по дате начала.</text:span></text:p>
      <text:p text:style-name="P7">Далее будем идти с конца этого массива и набирать себе факультативы.</text:p>
      <text:p text:style-name="P7"><text:tab/>Создадим массив в котором на i-ом месте будет хранится наибольшее количество кредитов, которое мы бы получили <text:span text:style-name="T2">рассмотрев все факультативы после i-ого.</text:span></text:p>
      <text:p text:style-name="P7"><text:tab/>Первый (с конца) мы всегда может взять — берем его (и записываем его кредиты в наш специальный массив). Для всех следующих факультативов нам необходимо решить, брать и<text:span text:style-name="T2">х</text:span> или нет:</text:p>
      <text:p text:style-name="P8"><text:tab/>Для i-го факультатива найдем первой после него, который не конфликтует с ним (для быстроты используем бинарный поиск). <text:s/></text:p>
      <text:p text:style-name="P8"><text:tab/>Если такого не нашлось, тогда мы или <text:span text:style-name="T2">берем только этот факультатив или берем все те, что уже выбрали. Таким образом в наш спец. массив запишем максимум из количества кредитов текущего факультатива и максимального количества из тех факультативов, что мы уже рассмотрели (а оно по определению лежит в i+1 ячейке массива).</text:span></text:p>
      <text:p text:style-name="P8"><text:tab/><text:span text:style-name="T2">Если нашелся не конфликтующий факультатив C, тогда рассуждаем таким же образом: мы или выбираем этот факультатив и тот набор факультативов, который дает наибольшее кол-во кредитов при рассмотрении всех факультативов после С или оставляем текущий. В массив опять же запишем максимум из этих двух вариантов.</text:span></text:p>
      <text:p text:style-name="P8"><text:tab/><text:span text:style-name="T2">Из свойства этого массива понятно, что ответом будет значение в 0 ячейке массива.</text:span></text:p>
      <text:p text:style-name="P8"><text:tab/><text:span text:style-name="T2">Выведем его.</text:span></text:p>
      <text:p text:style-name="P8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3">Решение на С++:</text:span></text:p>
      <text:p text:style-name="P1"><text:span text:style-name="T4">#include</text:span><text:span text:style-name="T6"> &lt;algorithm&gt;</text:span></text:p>
      <text:p text:style-name="P6"><text:span text:style-name="T3">#include</text:span><text:span text:style-name="T5"> </text:span><text:span text:style-name="T6">&lt;iostream&gt;</text:span></text:p>
      <text:p text:style-name="P6"><text:span text:style-name="T3">#include</text:span><text:span text:style-name="T5"> </text:span><text:span text:style-name="T6">&lt;vector&gt;</text:span></text:p>
      <text:p text:style-name="P6"><text:span text:style-name="T6"/></text:p>
      <text:p text:style-name="P6"><text:span text:style-name="T7">class </text:span><text:span text:style-name="T9">Elective </text:span>{</text:p>
      <text:p text:style-name="P6"><text:span text:style-name="T7">public</text:span>:</text:p>
      <text:p text:style-name="P5"><text:s text:c="4"/><text:span text:style-name="T11">Elective () {}</text:span></text:p>
      <text:p text:style-name="P5"><text:s text:c="4"/><text:span text:style-name="T8">bool operator</text:span><text:span text:style-name="T11">&lt;(</text:span><text:span text:style-name="T10">Elective </text:span><text:span text:style-name="T11">b) {</text:span></text:p>
      <text:p text:style-name="P5"><text:s text:c="8"/><text:span text:style-name="T8">return </text:span><text:span text:style-name="T13">start </text:span><text:span text:style-name="T11">&lt; b.</text:span><text:span text:style-name="T13">start</text:span><text:span text:style-name="T11">;</text:span></text:p>
      <text:p text:style-name="P5"><text:s text:c="4"/><text:span text:style-name="T11">}</text:span></text:p>
      <text:p text:style-name="P5"><text:s text:c="4"/><text:span text:style-name="T8">bool operator</text:span><text:span text:style-name="T11">&lt;(</text:span><text:span text:style-name="T8">int </text:span><text:span text:style-name="T11">b) {</text:span></text:p>
      <text:p text:style-name="P5"><text:s text:c="8"/><text:span text:style-name="T8">return </text:span><text:span text:style-name="T13">start </text:span><text:span text:style-name="T11">&lt; b;</text:span></text:p>
      <text:p text:style-name="P5"><text:s text:c="4"/><text:span text:style-name="T11">}</text:span></text:p>
      <text:p text:style-name="P5"><text:s text:c="4"/><text:span text:style-name="T8">int </text:span><text:span text:style-name="T13">start</text:span><text:span text:style-name="T11">;</text:span></text:p>
      <text:p text:style-name="P5"><text:s text:c="4"/><text:span text:style-name="T8">int </text:span><text:span text:style-name="T13">finish</text:span><text:span text:style-name="T11">;</text:span></text:p>
      <text:p text:style-name="P5"><text:s text:c="4"/><text:span text:style-name="T8">int </text:span><text:span text:style-name="T13">credits</text:span><text:span text:style-name="T11">;</text:span></text:p>
      <text:p text:style-name="P6">};</text:p>
      <text:p text:style-name="P6"/>
      <text:p text:style-name="P6"><text:span text:style-name="T7">int </text:span>main(<text:span text:style-name="T7">int </text:span>argc, <text:span text:style-name="T7">const char </text:span>*argv[])</text:p>
      <text:p text:style-name="P6">{</text:p>
      <text:p text:style-name="P5"><text:s text:c="4"/><text:span text:style-name="T8">int </text:span><text:span text:style-name="T11">n;</text:span></text:p>
      <text:p text:style-name="P5"><text:s text:c="4"/><text:span text:style-name="T10">std</text:span><text:span text:style-name="T11">::cin </text:span><text:span text:style-name="T10">&gt;&gt; </text:span><text:span text:style-name="T11">n;</text:span></text:p>
      <text:p text:style-name="P5"><text:s text:c="4"/><text:span text:style-name="T8">if </text:span><text:span text:style-name="T11">(n == </text:span><text:span text:style-name="T14">0</text:span><text:span text:style-name="T11">) {</text:span></text:p>
      <text:p text:style-name="P5"><text:s text:c="8"/><text:span text:style-name="T10">std</text:span><text:span text:style-name="T11">::cout </text:span><text:span text:style-name="T10">&lt;&lt; </text:span><text:span text:style-name="T14">0 </text:span><text:span text:style-name="T10">&lt;&lt; std</text:span><text:span text:style-name="T11">::endl;</text:span></text:p>
      <text:p text:style-name="P5"><text:s text:c="8"/><text:span text:style-name="T8">return </text:span><text:span text:style-name="T14">0</text:span><text:span text:style-name="T11">;</text:span></text:p>
      <text:p text:style-name="P5"><text:s text:c="4"/><text:span text:style-name="T11">}</text:span></text:p>
      <text:p text:style-name="P5"><text:span text:style-name="T11"/></text:p>
      <text:p text:style-name="P5"><text:s text:c="4"/><text:span text:style-name="T10">std</text:span><text:span text:style-name="T11">::</text:span><text:span text:style-name="T10">vector</text:span><text:span text:style-name="T11">&lt;</text:span><text:span text:style-name="T10">Elective</text:span><text:span text:style-name="T11">&gt; </text:span><text:span text:style-name="T12">electives</text:span><text:span text:style-name="T11">(n);</text:span></text:p>
      <text:p text:style-name="P5"><text:s text:c="4"/><text:span text:style-name="T8">for </text:span><text:span text:style-name="T11">(</text:span><text:span text:style-name="T15">size_t </text:span><text:span text:style-name="T11">i = </text:span><text:span text:style-name="T14">0</text:span><text:span text:style-name="T11">; i != n; ++i)</text:span></text:p>
      <text:p text:style-name="P5"><text:s text:c="8"/><text:span text:style-name="T10">std</text:span><text:span text:style-name="T11">::cin </text:span><text:span text:style-name="T10">&gt;&gt;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start </text:span><text:span text:style-name="T10">&gt;&gt;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finish </text:span><text:span text:style-name="T10">&gt;&gt;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credits</text:span><text:span text:style-name="T11">;</text:span></text:p>
      <text:p text:style-name="P5"><text:span text:style-name="T11"/></text:p>
      <text:p text:style-name="P5"><text:s text:c="4"/><text:span text:style-name="T10">std</text:span><text:span text:style-name="T11">::sort(</text:span><text:span text:style-name="T12">electives</text:span><text:span text:style-name="T11">.begin(), </text:span><text:span text:style-name="T12">electives</text:span><text:span text:style-name="T11">.end());</text:span></text:p>
      <text:p text:style-name="P5"><text:span text:style-name="T11"/></text:p>
      <text:p text:style-name="P5"><text:s text:c="4"/><text:span text:style-name="T10">std</text:span><text:span text:style-name="T11">::</text:span><text:span text:style-name="T10">vector</text:span><text:span text:style-name="T11">&lt;</text:span><text:span text:style-name="T8">int</text:span><text:span text:style-name="T11">&gt; maxCredits(n);</text:span></text:p>
      <text:p text:style-name="P5"><text:s text:c="4"/><text:span text:style-name="T11">maxCredits</text:span><text:span text:style-name="T10">[</text:span><text:span text:style-name="T11">n-</text:span><text:span text:style-name="T14">1</text:span><text:span text:style-name="T10">] </text:span><text:span text:style-name="T11">= </text:span><text:span text:style-name="T12">electives</text:span><text:span text:style-name="T10">[</text:span><text:span text:style-name="T11">n-</text:span><text:span text:style-name="T14">1</text:span><text:span text:style-name="T10">]</text:span><text:span text:style-name="T11">.</text:span><text:span text:style-name="T13">credits</text:span><text:span text:style-name="T11">;</text:span></text:p>
      <text:p text:style-name="P5"><text:span text:style-name="T11"/></text:p>
      <text:p text:style-name="P5"><text:s text:c="4"/><text:span text:style-name="T8">for </text:span><text:span text:style-name="T11">(</text:span><text:span text:style-name="T8">int </text:span><text:span text:style-name="T11">i = n - </text:span><text:span text:style-name="T14">2</text:span><text:span text:style-name="T11">; i &gt;= </text:span><text:span text:style-name="T14">0</text:span><text:span text:style-name="T11">; --i) {</text:span></text:p>
      <text:p text:style-name="P5"><text:s text:c="8"/><text:span text:style-name="T8">int </text:span><text:span text:style-name="T11">current_finish =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finish</text:span><text:span text:style-name="T11">;</text:span></text:p>
      <text:p text:style-name="P5"><text:s text:c="8"/><text:span text:style-name="T8">auto </text:span><text:span text:style-name="T11">next = </text:span><text:span text:style-name="T10">std</text:span><text:span text:style-name="T11">::lower_bound(</text:span><text:span text:style-name="T12">electives</text:span><text:span text:style-name="T11">.begin(), </text:span><text:span text:style-name="T12">electives</text:span><text:span text:style-name="T11">.end(), current_finish); </text:span><text:span text:style-name="T17">// находим подходящий отрезок</text:span></text:p>
      <text:p text:style-name="P5"><text:span text:style-name="T17"/></text:p>
      <text:p text:style-name="P5"><text:span text:style-name="T16"><text:s text:c="8"/></text:span><text:span text:style-name="T8">if </text:span><text:span text:style-name="T11">(next </text:span><text:span text:style-name="T10">== </text:span><text:span text:style-name="T12">electives</text:span><text:span text:style-name="T11">.end()) { </text:span><text:span text:style-name="T17">// Не нашлось</text:span></text:p>
      <text:p text:style-name="P5"><text:span text:style-name="T16"><text:s text:c="12"/></text:span><text:span text:style-name="T11">maxCredits</text:span><text:span text:style-name="T10">[</text:span><text:span text:style-name="T11">i</text:span><text:span text:style-name="T10">] </text:span><text:span text:style-name="T11">= </text:span><text:span text:style-name="T10">std</text:span><text:span text:style-name="T11">::max(maxCredits</text:span><text:span text:style-name="T10">[</text:span><text:span text:style-name="T11">i + </text:span><text:span text:style-name="T14">1</text:span><text:span text:style-name="T10">]</text:span><text:span text:style-name="T11">,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credits</text:span><text:span text:style-name="T11">);</text:span></text:p>
      <text:p text:style-name="P5"><text:s text:c="8"/><text:span text:style-name="T11">} </text:span><text:span text:style-name="T8">else </text:span><text:span text:style-name="T11">{</text:span></text:p>
      <text:p text:style-name="P5"><text:s text:c="12"/><text:span text:style-name="T11">maxCredits</text:span><text:span text:style-name="T10">[</text:span><text:span text:style-name="T11">i</text:span><text:span text:style-name="T10">] </text:span><text:span text:style-name="T11">= </text:span><text:span text:style-name="T10">std</text:span><text:span text:style-name="T11">::max(maxCredits</text:span><text:span text:style-name="T10">[</text:span><text:span text:style-name="T11">i + </text:span><text:span text:style-name="T14">1</text:span><text:span text:style-name="T10">]</text:span><text:span text:style-name="T11">, </text:span><text:span text:style-name="T12">electives</text:span><text:span text:style-name="T10">[</text:span><text:span text:style-name="T11">i</text:span><text:span text:style-name="T10">]</text:span><text:span text:style-name="T11">.</text:span><text:span text:style-name="T13">credits </text:span><text:span text:style-name="T11">+ maxCredits</text:span><text:span text:style-name="T10">[std</text:span><text:span text:style-name="T11">::distance(</text:span><text:span text:style-name="T12">electives</text:span><text:span text:style-name="T11">.begin(), next)</text:span><text:span text:style-name="T10">]</text:span><text:span text:style-name="T11">);</text:span></text:p>
      <text:p text:style-name="P5"><text:s text:c="8"/><text:span text:style-name="T11">}</text:span></text:p>
      <text:p text:style-name="P5"><text:s text:c="4"/><text:span text:style-name="T11">}</text:span></text:p>
      <text:p text:style-name="P5"><text:s text:c="4"/><text:span text:style-name="T10">std</text:span><text:span text:style-name="T11">::cout </text:span><text:span text:style-name="T10">&lt;&lt; </text:span><text:span text:style-name="T11">maxCredits</text:span><text:span text:style-name="T10">[</text:span><text:span text:style-name="T14">0</text:span><text:span text:style-name="T10">] &lt;&lt; std</text:span><text:span text:style-name="T11">::endl;</text:span></text:p>
      <text:p text:style-name="P5"><text:s text:c="4"/><text:span text:style-name="T8">return </text:span><text:span text:style-name="T14">0</text:span><text:span text:style-name="T11">;</text:span></text:p>
      <text:p text:style-name="P4">}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32:29.629204587</meta:creation-date>
    <dc:date>2016-11-20T20:59:21.087082074</dc:date>
    <meta:editing-duration>PT5M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3" meta:word-count="380" meta:character-count="2796" meta:non-whitespace-character-count="2270"/>
  </office:meta>
</office:document-meta>
</file>